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E70000013E8A86C307.svm" manifest:media-type=""/>
  <manifest:file-entry manifest:full-path="Pictures/20000001000001A7000000F2D8A5B951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B0000000F63938B39C.svm" manifest:media-type=""/>
  <manifest:file-entry manifest:full-path="Pictures/20000001000003E6000001355C201F07.svm" manifest:media-type=""/>
  <manifest:file-entry manifest:full-path="Pictures/20000001000009570000013148480FCE.svm" manifest:media-type=""/>
  <manifest:file-entry manifest:full-path="Pictures/20000001000000A1000000ED2027EFBB.svm" manifest:media-type=""/>
  <manifest:file-entry manifest:full-path="Pictures/10000000000000200000002000309F1C.png" manifest:media-type="image/png"/>
  <manifest:file-entry manifest:full-path="Pictures/2000003100004F1D00003B56363E917A.wmf" manifest:media-type=""/>
  <manifest:file-entry manifest:full-path="Pictures/2000000100000095000000F2AE99B648.svm" manifest:media-type=""/>
  <manifest:file-entry manifest:full-path="Pictures/20000001000001A7000000F26EAFA2B2.svm" manifest:media-type=""/>
  <manifest:file-entry manifest:full-path="Pictures/20000001000001A7000000F28725EB58.svm" manifest:media-type=""/>
  <manifest:file-entry manifest:full-path="Pictures/2000000100000091000000F23CF1BB7A.svm" manifest:media-type=""/>
  <manifest:file-entry manifest:full-path="Pictures/200000010000011C00000131532BB9F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0.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0.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0.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0.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{DS}, \si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, \si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DS} \ge 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401cm" svg:height="3.301cm" svg:x="4.319cm" svg:y="0.56cm">
          <draw:image xlink:href="Pictures/2000003100004F1D00003B56363E917A.wmf" xlink:type="simple" xlink:show="embed" xlink:actuate="onLoad">
            <text:p/>
          </draw:image>
        </draw:frame>
        <draw:frame draw:style-name="gr2" draw:text-style-name="P1" draw:layer="layout" svg:width="0.506cm" svg:height="0.289cm" svg:x="4.107cm" svg:y="2.705cm">
          <draw:image xlink:href="Pictures/20000001000001A7000000F28725EB58.svm" xlink:type="simple" xlink:show="embed" xlink:actuate="onLoad">
            <text:p/>
          </draw:image>
        </draw:frame>
        <draw:frame draw:style-name="gr3" draw:text-style-name="P1" draw:layer="layout" svg:width="0.517cm" svg:height="0.294cm" svg:x="4.096cm" svg:y="2.112cm">
          <draw:image xlink:href="Pictures/20000001000001B0000000F63938B39C.svm" xlink:type="simple" xlink:show="embed" xlink:actuate="onLoad">
            <text:p/>
          </draw:image>
        </draw:frame>
        <draw:frame draw:style-name="gr4" draw:text-style-name="P1" draw:layer="layout" svg:width="0.506cm" svg:height="0.289cm" svg:x="4.107cm" svg:y="1.549cm">
          <draw:image xlink:href="Pictures/20000001000001A7000000F26EAFA2B2.svm" xlink:type="simple" xlink:show="embed" xlink:actuate="onLoad">
            <text:p/>
          </draw:image>
        </draw:frame>
        <draw:frame draw:style-name="gr5" draw:text-style-name="P1" draw:layer="layout" svg:width="0.506cm" svg:height="0.289cm" svg:x="4.107cm" svg:y="0.948cm">
          <draw:image xlink:href="Pictures/20000001000001A7000000F2D8A5B951.svm" xlink:type="simple" xlink:show="embed" xlink:actuate="onLoad">
            <text:p/>
          </draw:image>
        </draw:frame>
        <draw:frame draw:style-name="gr6" draw:text-style-name="P1" draw:layer="layout" svg:width="1.505cm" svg:height="0.38cm" svg:x="3.927cm" svg:y="0.297cm">
          <draw:image xlink:href="Pictures/20000001000004E70000013E8A86C307.svm" xlink:type="simple" xlink:show="embed" xlink:actuate="onLoad">
            <text:p/>
          </draw:image>
        </draw:frame>
        <draw:frame draw:style-name="gr7" draw:text-style-name="P1" draw:layer="layout" svg:width="1.196cm" svg:height="0.37cm" svg:x="8.408cm" svg:y="3.256cm">
          <draw:image xlink:href="Pictures/20000001000003E6000001355C201F07.svm" xlink:type="simple" xlink:show="embed" xlink:actuate="onLoad">
            <text:p/>
          </draw:image>
        </draw:frame>
        <draw:frame draw:style-name="gr8" draw:text-style-name="P1" draw:layer="layout" svg:width="0.142cm" svg:height="0.283cm" svg:x="5.386cm" svg:y="3.518cm">
          <draw:image xlink:href="Pictures/2000000100000077000000ED8BA927D7.svm" xlink:type="simple" xlink:show="embed" xlink:actuate="onLoad">
            <text:p/>
          </draw:image>
        </draw:frame>
        <draw:frame draw:style-name="gr9" draw:text-style-name="P1" draw:layer="layout" svg:width="0.173cm" svg:height="0.278cm" svg:x="5.925cm" svg:y="3.52cm">
          <draw:image xlink:href="Pictures/2000000100000091000000E91D35C203.svm" xlink:type="simple" xlink:show="embed" xlink:actuate="onLoad">
            <text:p/>
          </draw:image>
        </draw:frame>
        <draw:frame draw:style-name="gr10" draw:text-style-name="P1" draw:layer="layout" svg:width="0.178cm" svg:height="0.289cm" svg:x="6.505cm" svg:y="3.515cm">
          <draw:image xlink:href="Pictures/2000000100000095000000F2AE99B648.svm" xlink:type="simple" xlink:show="embed" xlink:actuate="onLoad">
            <text:p/>
          </draw:image>
        </draw:frame>
        <draw:frame draw:style-name="gr11" draw:text-style-name="P1" draw:layer="layout" svg:width="0.192cm" svg:height="0.283cm" svg:x="7.063cm" svg:y="3.518cm">
          <draw:image xlink:href="Pictures/20000001000000A1000000ED2027EFBB.svm" xlink:type="simple" xlink:show="embed" xlink:actuate="onLoad">
            <text:p/>
          </draw:image>
        </draw:frame>
        <draw:frame draw:style-name="gr12" draw:text-style-name="P1" draw:layer="layout" svg:width="0.173cm" svg:height="0.289cm" svg:x="7.638cm" svg:y="3.515cm">
          <draw:image xlink:href="Pictures/2000000100000091000000F23CF1BB7A.svm" xlink:type="simple" xlink:show="embed" xlink:actuate="onLoad">
            <text:p/>
          </draw:image>
        </draw:frame>
        <draw:frame draw:style-name="gr13" draw:text-style-name="P1" draw:layer="layout" svg:width="0.34cm" svg:height="0.365cm" svg:x="5.302cm" svg:y="3.882cm">
          <draw:image xlink:href="Pictures/200000010000011C00000131532BB9F6.svm" xlink:type="simple" xlink:show="embed" xlink:actuate="onLoad">
            <text:p/>
          </draw:image>
        </draw:frame>
        <draw:frame draw:style-name="gr14" draw:text-style-name="P1" draw:layer="layout" svg:width="2.868cm" svg:height="0.365cm" svg:x="7.098cm" svg:y="1.897cm">
          <draw:image xlink:href="Pictures/20000001000009570000013148480FC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2T14:26:42</meta:creation-date>
    <meta:editing-duration>PT55M14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09T16:43:49</dc:date>
    <dc:creator>kkk </dc:creator>
    <meta:document-statistic meta:object-count="14"/>
    <meta:template xlink:type="simple" xlink:actuate="onRequest" xlink:title="kkkFigures" xlink:href="../../../../../.libreoffice/3/user/template/kkkFigures.otg" meta:date="2014-08-02T14:26:41"/>
  </office:meta>
</office:document-meta>
</file>